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dddddd" draw:fill-image-width="0cm" draw:fill-image-height="0cm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6" style:family="graphic" style:parent-style-name="standard">
      <style:graphic-properties draw:fill-color="#ffffff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3.2cm" svg:height="0.9cm" svg:x="1.3cm" svg:y="4.6cm">
          <text:p text:style-name="P1"><text:span text:style-name="T1">48 мест</text:span></text:p>
        </draw:rect>
        <draw:rect draw:style-name="gr1" draw:text-style-name="P2" draw:layer="layout" svg:width="3.2cm" svg:height="0.9cm" svg:x="4.6cm" svg:y="4.6cm">
          <text:p text:style-name="P1"><text:span text:style-name="T1">48 мест</text:span></text:p>
        </draw:rect>
        <draw:rect draw:style-name="gr1" draw:text-style-name="P1" draw:layer="layout" svg:width="3.2cm" svg:height="0.9cm" svg:x="1.4cm" svg:y="8.9cm">
          <text:p text:style-name="P1"><text:span text:style-name="T1">48 мест</text:span></text:p>
        </draw:rect>
        <draw:rect draw:style-name="gr1" draw:text-style-name="P1" draw:layer="layout" svg:width="3.2cm" svg:height="0.9cm" svg:x="4.7cm" svg:y="8.9cm">
          <text:p text:style-name="P1"><text:span text:style-name="T1">48 мест</text:span></text:p>
        </draw:rect>
        <draw:rect draw:style-name="gr1" draw:text-style-name="P2" draw:layer="layout" svg:width="0.6cm" svg:height="0.6cm" svg:x="1.3cm" svg:y="1.5cm">
          <text:p text:style-name="P1"><text:span text:style-name="T1">ПК</text:span></text:p>
        </draw:rect>
        <draw:rect draw:style-name="gr1" draw:text-style-name="P2" draw:layer="layout" svg:width="3.4cm" svg:height="0.6cm" svg:x="1.4cm" svg:y="11.7cm">
          <text:p text:style-name="P1"><text:span text:style-name="T1">24 места</text:span></text:p>
        </draw:rect>
        <draw:rect draw:style-name="gr2" draw:text-style-name="P2" draw:layer="layout" svg:width="1.4cm" svg:height="0.5cm" svg:x="8.5cm" svg:y="2cm">
          <text:p text:style-name="P1"><text:span text:style-name="T1">6 мест</text:span></text:p>
        </draw:rect>
        <draw:rect draw:style-name="gr3" draw:text-style-name="P2" draw:layer="layout" svg:width="0.8cm" svg:height="0.8cm" svg:x="8.8cm" svg:y="1.1cm">
          <text:p text:style-name="P1"><text:span text:style-name="T1">У</text:span></text:p>
        </draw:rect>
        <draw:rect draw:style-name="gr1" draw:text-style-name="P2" draw:layer="layout" svg:width="0.6cm" svg:height="0.6cm" svg:x="10cm" svg:y="1.9cm">
          <text:p text:style-name="P1"><text:span text:style-name="T1">ПК</text:span></text:p>
        </draw:rect>
        <draw:rect draw:style-name="gr1" draw:text-style-name="P2" draw:layer="layout" svg:width="0.6cm" svg:height="0.6cm" svg:x="8cm" svg:y="4.9cm">
          <text:p text:style-name="P1"><text:span text:style-name="T1">ПК</text:span></text:p>
        </draw:rect>
        <draw:rect draw:style-name="gr1" draw:text-style-name="P2" draw:layer="layout" svg:width="0.6cm" svg:height="0.6cm" svg:x="0.8cm" svg:y="8.2cm">
          <text:p text:style-name="P1"><text:span text:style-name="T1">ПК</text:span></text:p>
        </draw:rect>
        <draw:rect draw:style-name="gr1" draw:text-style-name="P2" draw:layer="layout" svg:width="0.6cm" svg:height="0.6cm" svg:x="0.8cm" svg:y="12.4cm">
          <text:p text:style-name="P1"><text:span text:style-name="T1">ПК</text:span></text:p>
        </draw:rect>
        <draw:rect draw:style-name="gr1" draw:text-style-name="P2" draw:layer="layout" svg:width="0.6cm" svg:height="0.6cm" svg:x="0.8cm" svg:y="13.2cm">
          <text:p text:style-name="P1"><text:span text:style-name="T1">ПК</text:span></text:p>
        </draw:rect>
        <draw:rect draw:style-name="gr1" draw:text-style-name="P1" draw:layer="layout" svg:width="0.8cm" svg:height="0.8cm" svg:x="11cm" svg:y="1.1cm">
          <text:p text:style-name="P1"><text:span text:style-name="T1">У</text:span></text:p>
        </draw:rect>
        <draw:rect draw:style-name="gr1" draw:text-style-name="P2" draw:layer="layout" svg:width="0.6cm" svg:height="0.6cm" svg:x="12.2cm" svg:y="1.9cm">
          <text:p text:style-name="P1"><text:span text:style-name="T1">ПК</text:span></text:p>
        </draw:rect>
        <draw:rect draw:style-name="gr1" draw:text-style-name="P1" draw:layer="layout" svg:width="0.8cm" svg:height="0.8cm" svg:x="13.2cm" svg:y="1.1cm">
          <text:p text:style-name="P1"><text:span text:style-name="T1">У</text:span></text:p>
        </draw:rect>
        <draw:rect draw:style-name="gr1" draw:text-style-name="P2" draw:layer="layout" svg:width="0.6cm" svg:height="0.6cm" svg:x="16.6cm" svg:y="1.9cm">
          <text:p text:style-name="P1"><text:span text:style-name="T1">ПК</text:span></text:p>
        </draw:rect>
        <draw:rect draw:style-name="gr1" draw:text-style-name="P1" draw:layer="layout" svg:width="0.8cm" svg:height="0.8cm" svg:x="17.6cm" svg:y="1.1cm">
          <text:p text:style-name="P1"><text:span text:style-name="T1">У</text:span></text:p>
        </draw:rect>
        <draw:rect draw:style-name="gr1" draw:text-style-name="P2" draw:layer="layout" svg:width="0.6cm" svg:height="0.6cm" svg:x="18.8cm" svg:y="1.9cm">
          <text:p text:style-name="P1"><text:span text:style-name="T1">ПК</text:span></text:p>
        </draw:rect>
        <draw:rect draw:style-name="gr1" draw:text-style-name="P1" draw:layer="layout" svg:width="0.8cm" svg:height="0.8cm" svg:x="19.8cm" svg:y="1.1cm">
          <text:p text:style-name="P1"><text:span text:style-name="T1">У</text:span></text:p>
        </draw:rect>
        <draw:frame draw:style-name="gr4" draw:text-style-name="P3" draw:layer="layout" svg:width="3.55cm" svg:height="0.569cm" svg:x="1.15cm" svg:y="4.1cm">
          <draw:text-box>
            <text:p><text:span text:style-name="T2">HX8100 №3 SN 080798</text:span></text:p>
          </draw:text-box>
        </draw:frame>
        <draw:frame draw:style-name="gr4" draw:text-style-name="P3" draw:layer="layout" svg:width="3.55cm" svg:height="0.569cm" svg:x="1.15cm" svg:y="9.7cm">
          <draw:text-box>
            <text:p><text:span text:style-name="T2">HX8100 №3 SN 080799</text:span></text:p>
          </draw:text-box>
        </draw:frame>
        <draw:frame draw:style-name="gr5" draw:text-style-name="P3" draw:layer="layout" svg:width="3.004cm" svg:height="0.569cm" svg:x="1.209cm" svg:y="11.175cm">
          <draw:text-box>
            <text:p><text:span text:style-name="T2">SY8125 SN 703143</text:span></text:p>
          </draw:text-box>
        </draw:frame>
        <draw:frame draw:style-name="gr5" draw:text-style-name="P3" draw:layer="layout" svg:width="3.004cm" svg:height="0.569cm" svg:x="1.2cm" svg:y="14.5cm">
          <draw:text-box>
            <text:p><text:span text:style-name="T2">SY8125 SN 703146</text:span></text:p>
          </draw:text-box>
        </draw:frame>
        <draw:rect draw:style-name="gr1" draw:text-style-name="P2" draw:layer="layout" svg:width="0.6cm" svg:height="0.6cm" svg:x="1.5cm" svg:y="17.5cm">
          <text:p text:style-name="P1"><text:span text:style-name="T1">ПК</text:span></text:p>
        </draw:rect>
        <draw:rect draw:style-name="gr1" draw:text-style-name="P2" draw:layer="layout" svg:width="0.6cm" svg:height="0.6cm" svg:x="1.5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7.5cm">
          <text:p text:style-name="P1"><text:span text:style-name="T1">ПК</text:span></text:p>
        </draw:rect>
        <draw:rect draw:style-name="gr1" draw:text-style-name="P2" draw:layer="layout" svg:width="0.599cm" svg:height="0.6cm" svg:x="5.2cm" svg:y="17.5cm">
          <text:p text:style-name="P1"><text:span text:style-name="T1">1 </text:span></text:p>
        </draw:rect>
        <draw:rect draw:style-name="gr6" draw:text-style-name="P1" draw:layer="layout" svg:width="2.4cm" svg:height="0.8cm" svg:x="1cm" svg:y="1.4cm">
          <text:p/>
        </draw:rect>
        <draw:rect draw:style-name="gr6" draw:text-style-name="P1" draw:layer="layout" svg:width="2.4cm" svg:height="0.8cm" svg:x="1.4cm" svg:y="6.1cm">
          <text:p/>
        </draw:rect>
        <draw:rect draw:style-name="gr6" draw:text-style-name="P1" draw:layer="layout" svg:width="2.4cm" svg:height="0.8cm" svg:x="4cm" svg:y="6.1cm">
          <text:p/>
        </draw:rect>
        <draw:rect draw:style-name="gr6" draw:text-style-name="P1" draw:layer="layout" svg:width="2.4cm" svg:height="0.8cm" svg:x="1.4cm" svg:y="7cm">
          <text:p/>
        </draw:rect>
        <draw:rect draw:style-name="gr6" draw:text-style-name="P1" draw:layer="layout" svg:width="2.4cm" svg:height="0.8cm" svg:x="4cm" svg:y="7cm">
          <text:p/>
        </draw:rect>
        <draw:rect draw:style-name="gr6" draw:text-style-name="P1" draw:layer="layout" svg:width="2.4cm" svg:height="0.8cm" svg:x="1.2cm" svg:y="17.4cm">
          <text:p/>
        </draw:rect>
        <draw:rect draw:style-name="gr6" draw:text-style-name="P1" draw:layer="layout" svg:width="2.4cm" svg:height="0.8cm" svg:x="3.8cm" svg:y="17.4cm">
          <text:p/>
        </draw:rect>
        <draw:rect draw:style-name="gr6" draw:text-style-name="P1" draw:layer="layout" svg:width="2.4cm" svg:height="0.8cm" svg:x="1.2cm" svg:y="18.3cm">
          <text:p/>
        </draw:rect>
        <draw:rect draw:style-name="gr6" draw:text-style-name="P1" draw:layer="layout" svg:width="2.4cm" svg:height="0.8cm" svg:x="3.8cm" svg:y="18.3cm">
          <text:p/>
        </draw:rect>
        <draw:rect draw:style-name="gr1" draw:text-style-name="P2" draw:layer="layout" svg:width="1.883cm" svg:height="0.9cm" draw:transform="rotate (1.5707963267946) translate (10.7cm 5.7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7.7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9.7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1.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3.9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5.9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7.9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9.9cm)">
          <text:p text:style-name="P1"><text:span text:style-name="T1">24 места</text:span></text:p>
        </draw:rect>
        <draw:rect draw:style-name="gr1" draw:text-style-name="P2" draw:layer="layout" svg:width="0.6cm" svg:height="0.6cm" svg:x="10cm" svg:y="4cm">
          <text:p text:style-name="P1"><text:span text:style-name="T1">ПК</text:span></text:p>
        </draw:rect>
        <draw:rect draw:style-name="gr1" draw:text-style-name="P2" draw:layer="layout" svg:width="0.6cm" svg:height="0.6cm" svg:x="10cm" svg:y="12.2cm">
          <text:p text:style-name="P1"><text:span text:style-name="T1">ПК</text:span></text:p>
        </draw:rect>
        <draw:rect draw:style-name="gr1" draw:text-style-name="P2" draw:layer="layout" svg:width="1.4cm" svg:height="0.5cm" svg:x="10.7cm" svg:y="2cm">
          <text:p text:style-name="P1"><text:span text:style-name="T1">6 мест</text:span></text:p>
        </draw:rect>
        <draw:rect draw:style-name="gr1" draw:text-style-name="P2" draw:layer="layout" svg:width="1.4cm" svg:height="0.5cm" svg:x="12.9cm" svg:y="2cm">
          <text:p text:style-name="P1"><text:span text:style-name="T1">6 мест</text:span></text:p>
        </draw:rect>
        <draw:rect draw:style-name="gr1" draw:text-style-name="P2" draw:layer="layout" svg:width="1.4cm" svg:height="0.5cm" svg:x="17.3cm" svg:y="2cm">
          <text:p text:style-name="P1"><text:span text:style-name="T1">6 мест</text:span></text:p>
        </draw:rect>
        <draw:rect draw:style-name="gr1" draw:text-style-name="P2" draw:layer="layout" svg:width="1.4cm" svg:height="0.5cm" svg:x="19.5cm" svg:y="2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10.2cm 11.165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10.231cm 19.065cm)">
          <draw:text-box>
            <text:p><text:span text:style-name="T2">HX8300 SN 0807103</text:span></text:p>
          </draw:text-box>
        </draw:frame>
        <draw:rect draw:style-name="gr1" draw:text-style-name="P1" draw:layer="layout" svg:width="0.8cm" svg:height="0.8cm" svg:x="21.1cm" svg:y="1.1cm">
          <text:p text:style-name="P1"><text:span text:style-name="T1">У</text:span></text:p>
        </draw:rect>
        <draw:rect draw:style-name="gr1" draw:text-style-name="P2" draw:layer="layout" svg:width="1.8cm" svg:height="0.9cm" svg:x="22cm" svg:y="1.6cm">
          <text:p text:style-name="P1"><text:span text:style-name="T1">12 мест</text:span></text:p>
        </draw:rect>
        <draw:rect draw:style-name="gr1" draw:text-style-name="P2" draw:layer="layout" svg:width="1.8cm" svg:height="0.9cm" svg:x="24cm" svg:y="1.6cm">
          <text:p text:style-name="P1"><text:span text:style-name="T1">12 мест</text:span></text:p>
        </draw:rect>
        <draw:rect draw:style-name="gr1" draw:text-style-name="P2" draw:layer="layout" svg:width="0.6cm" svg:height="0.6cm" svg:x="21.2cm" svg:y="2cm">
          <text:p text:style-name="P1"><text:span text:style-name="T1">ПК</text:span></text:p>
        </draw:rect>
        <draw:frame draw:style-name="gr8" draw:text-style-name="P3" draw:layer="layout" svg:width="3.233cm" svg:height="0.569cm" svg:x="21.8cm" svg:y="1.075cm">
          <draw:text-box>
            <text:p><text:span text:style-name="T2">CL30005-24 SN 3044</text:span></text:p>
          </draw:text-box>
        </draw:frame>
        <draw:rect draw:style-name="gr1" draw:text-style-name="P2" draw:layer="layout" svg:width="1.8cm" svg:height="0.9cm" svg:x="12.683cm" svg:y="4.3cm">
          <text:p text:style-name="P1"><text:span text:style-name="T1">12 мест</text:span></text:p>
        </draw:rect>
        <draw:rect draw:style-name="gr1" draw:text-style-name="P2" draw:layer="layout" svg:width="1.8cm" svg:height="0.9cm" svg:x="14.683cm" svg:y="4.3cm">
          <text:p text:style-name="P1"><text:span text:style-name="T1">12 мест</text:span></text:p>
        </draw:rect>
        <draw:rect draw:style-name="gr1" draw:text-style-name="P2" draw:layer="layout" svg:width="0.6cm" svg:height="0.6cm" svg:x="16.8cm" svg:y="3.9cm">
          <text:p text:style-name="P1"><text:span text:style-name="T1">ПК</text:span></text:p>
        </draw:rect>
        <draw:frame draw:style-name="gr8" draw:text-style-name="P3" draw:layer="layout" svg:width="3.233cm" svg:height="0.569cm" svg:x="12.466cm" svg:y="3.831cm">
          <draw:text-box>
            <text:p><text:span text:style-name="T2">CL30005-24 SN 3028</text:span></text:p>
          </draw:text-box>
        </draw:frame>
        <draw:rect draw:style-name="gr1" draw:text-style-name="P1" draw:layer="layout" svg:width="0.8cm" svg:height="0.8cm" svg:x="16.6cm" svg:y="4.6cm">
          <text:p text:style-name="P1"><text:span text:style-name="T1">У</text:span></text:p>
        </draw:rect>
        <draw:rect draw:style-name="gr1" draw:text-style-name="P2" draw:layer="layout" svg:width="1.8cm" svg:height="0.9cm" svg:x="17.783cm" svg:y="4.3cm">
          <text:p text:style-name="P1"><text:span text:style-name="T1">12 мест</text:span></text:p>
        </draw:rect>
        <draw:rect draw:style-name="gr1" draw:text-style-name="P2" draw:layer="layout" svg:width="1.8cm" svg:height="0.9cm" svg:x="19.783cm" svg:y="4.3cm">
          <text:p text:style-name="P1"><text:span text:style-name="T1">12 мест</text:span></text:p>
        </draw:rect>
        <draw:rect draw:style-name="gr1" draw:text-style-name="P2" draw:layer="layout" svg:width="0.6cm" svg:height="0.6cm" svg:x="21.8cm" svg:y="3.9cm">
          <text:p text:style-name="P1"><text:span text:style-name="T1">ПК</text:span></text:p>
        </draw:rect>
        <draw:frame draw:style-name="gr8" draw:text-style-name="P3" draw:layer="layout" svg:width="3.233cm" svg:height="0.569cm" svg:x="18.6cm" svg:y="5.231cm">
          <draw:text-box>
            <text:p><text:span text:style-name="T2">CL30005-24 SN 3042</text:span></text:p>
          </draw:text-box>
        </draw:frame>
        <draw:rect draw:style-name="gr1" draw:text-style-name="P1" draw:layer="layout" svg:width="0.8cm" svg:height="0.8cm" svg:x="21.7cm" svg:y="4.6cm">
          <text:p text:style-name="P1"><text:span text:style-name="T1">У</text:span></text:p>
        </draw:rect>
        <draw:rect draw:style-name="gr3" draw:text-style-name="P2" draw:layer="layout" svg:width="0.8cm" svg:height="0.8cm" svg:x="26.3cm" svg:y="1.1cm">
          <text:p text:style-name="P1"><text:span text:style-name="T1">У</text:span></text:p>
        </draw:rect>
        <draw:rect draw:style-name="gr3" draw:text-style-name="P2" draw:layer="layout" svg:width="1.4cm" svg:height="0.5cm" svg:x="24.3cm" svg:y="4.8cm">
          <text:p text:style-name="P1"><text:span text:style-name="T1">6 мест</text:span></text:p>
        </draw:rect>
        <draw:rect draw:style-name="gr3" draw:text-style-name="P2" draw:layer="layout" svg:width="0.8cm" svg:height="0.8cm" svg:x="27.8cm" svg:y="1.1cm">
          <text:p text:style-name="P1"><text:span text:style-name="T1">У</text:span></text:p>
        </draw:rect>
        <draw:rect draw:style-name="gr3" draw:text-style-name="P2" draw:layer="layout" svg:width="1.4cm" svg:height="0.5cm" svg:x="27.5cm" svg:y="2cm">
          <text:p text:style-name="P1"><text:span text:style-name="T1">6 мест</text:span></text:p>
        </draw:rect>
        <draw:rect draw:style-name="gr1" draw:text-style-name="P2" draw:layer="layout" svg:width="0.6cm" svg:height="0.6cm" svg:x="21.2cm" svg:y="8.4cm">
          <text:p text:style-name="P1"><text:span text:style-name="T1">ПК</text:span></text:p>
        </draw:rect>
        <draw:rect draw:style-name="gr1" draw:text-style-name="P2" draw:layer="layout" svg:width="0.6cm" svg:height="0.6cm" svg:x="15.6cm" svg:y="7.9cm">
          <text:p text:style-name="P1"><text:span text:style-name="T1">ПК</text:span></text:p>
        </draw:rect>
        <draw:rect draw:style-name="gr1" draw:text-style-name="P2" draw:layer="layout" svg:width="0.6cm" svg:height="0.6cm" svg:x="19cm" svg:y="6.3cm">
          <text:p text:style-name="P1"><text:span text:style-name="T1">ПК</text:span></text:p>
        </draw:rect>
        <draw:rect draw:style-name="gr1" draw:text-style-name="P2" draw:layer="layout" svg:width="0.6cm" svg:height="0.6cm" svg:x="15.7cm" svg:y="6.3cm">
          <text:p text:style-name="P1"><text:span text:style-name="T1">ПК</text:span></text:p>
        </draw:rect>
        <draw:rect draw:style-name="gr1" draw:text-style-name="P2" draw:layer="layout" svg:width="3.4cm" svg:height="0.6cm" svg:x="1.4cm" svg:y="13.9cm">
          <text:p text:style-name="P1"><text:span text:style-name="T1">24 места</text:span></text:p>
        </draw:rect>
        <draw:rect draw:style-name="gr1" draw:text-style-name="P2" draw:layer="layout" svg:width="2.161cm" svg:height="0.6cm" svg:x="19.639cm" svg:y="6cm">
          <text:p text:style-name="P1"><text:span text:style-name="T1">24 места</text:span></text:p>
        </draw:rect>
        <draw:rect draw:style-name="gr1" draw:text-style-name="P2" draw:layer="layout" svg:width="2.161cm" svg:height="0.6cm" svg:x="18.959cm" svg:y="8.5cm">
          <text:p text:style-name="P1"><text:span text:style-name="T1">24 места</text:span></text:p>
        </draw:rect>
        <draw:rect draw:style-name="gr1" draw:text-style-name="P2" draw:layer="layout" svg:width="2.175cm" svg:height="0.6cm" svg:x="16.361cm" svg:y="6cm">
          <text:p text:style-name="P1"><text:span text:style-name="T1">24 места</text:span></text:p>
        </draw:rect>
        <draw:rect draw:style-name="gr1" draw:text-style-name="P2" draw:layer="layout" svg:width="2.174cm" svg:height="0.6cm" svg:x="16.342cm" svg:y="8.5cm">
          <text:p text:style-name="P1"><text:span text:style-name="T1">24 места</text:span></text:p>
        </draw:rect>
        <draw:rect draw:style-name="gr1" draw:text-style-name="P2" draw:layer="layout" svg:width="2.2cm" svg:height="0.6cm" svg:x="13.3cm" svg:y="6cm">
          <text:p text:style-name="P1"><text:span text:style-name="T1">24 места</text:span></text:p>
        </draw:rect>
        <draw:rect draw:style-name="gr1" draw:text-style-name="P2" draw:layer="layout" svg:width="2.2cm" svg:height="0.6cm" svg:x="12.6cm" svg:y="8.5cm">
          <text:p text:style-name="P1"><text:span text:style-name="T1">24 места</text:span></text:p>
        </draw:rect>
        <draw:rect draw:style-name="gr1" draw:text-style-name="P2" draw:layer="layout" svg:width="0.6cm" svg:height="0.6cm" svg:x="12.6cm" svg:y="6.3cm">
          <text:p text:style-name="P1"><text:span text:style-name="T1">ПК</text:span></text:p>
        </draw:rect>
        <draw:rect draw:style-name="gr1" draw:text-style-name="P2" draw:layer="layout" svg:width="0.6cm" svg:height="0.6cm" svg:x="14.9cm" svg:y="7.9cm">
          <text:p text:style-name="P1"><text:span text:style-name="T1">ПК</text:span></text:p>
        </draw:rect>
        <draw:frame draw:style-name="gr9" draw:text-style-name="P3" draw:layer="layout" svg:width="3.119cm" svg:height="0.887cm" svg:x="15.981cm" svg:y="9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18.796cm" svg:y="9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16.1cm" svg:y="6.5cm">
          <draw:text-box>
            <text:p><text:span text:style-name="T2">SY8125 SN 703154</text:span></text:p>
          </draw:text-box>
        </draw:frame>
        <draw:frame draw:style-name="gr5" draw:text-style-name="P3" draw:layer="layout" svg:width="3.004cm" svg:height="0.569cm" svg:x="19.396cm" svg:y="6.531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13.096cm" svg:y="6.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12.396cm" svg:y="9.031cm">
          <draw:text-box>
            <text:p><text:span text:style-name="T2">CL1001 SN1008</text:span></text:p>
          </draw:text-box>
        </draw:frame>
        <draw:rect draw:style-name="gr1" draw:text-style-name="P1" draw:layer="layout" svg:width="0.8cm" svg:height="0.8cm" svg:x="12.4cm" svg:y="5.4cm">
          <text:p text:style-name="P1"><text:span text:style-name="T1">У</text:span></text:p>
        </draw:rect>
        <draw:rect draw:style-name="gr1" draw:text-style-name="P1" draw:layer="layout" svg:width="0.8cm" svg:height="0.8cm" svg:x="14.9cm" svg:y="8.6cm">
          <text:p text:style-name="P1"><text:span text:style-name="T1">У</text:span></text:p>
        </draw:rect>
        <draw:rect draw:style-name="gr1" draw:text-style-name="P2" draw:layer="layout" svg:width="0.6cm" svg:height="0.6cm" svg:x="15.3cm" svg:y="10.531cm">
          <text:p text:style-name="P1"><text:span text:style-name="T1">ПК</text:span></text:p>
        </draw:rect>
        <draw:frame draw:style-name="gr11" draw:text-style-name="P3" draw:layer="layout" svg:width="3.304cm" svg:height="0.569cm" svg:x="17.096cm" svg:y="10.231cm">
          <draw:text-box>
            <text:p><text:span text:style-name="T2">CL3005-24 SN 3035</text:span></text:p>
          </draw:text-box>
        </draw:frame>
        <draw:rect draw:style-name="gr1" draw:text-style-name="P1" draw:layer="layout" svg:width="0.8cm" svg:height="0.8cm" svg:x="15.1cm" svg:y="9.631cm">
          <text:p text:style-name="P1"><text:span text:style-name="T1">У</text:span></text:p>
        </draw:rect>
        <draw:rect draw:style-name="gr1" draw:text-style-name="P2" draw:layer="layout" svg:width="0.6cm" svg:height="0.6cm" svg:x="28.1cm" svg:y="15.3cm">
          <text:p text:style-name="P1"><text:span text:style-name="T1">ПК</text:span></text:p>
        </draw:rect>
        <draw:frame draw:style-name="gr11" draw:text-style-name="P3" draw:layer="layout" svg:width="3.304cm" svg:height="0.569cm" svg:x="17.496cm" svg:y="13.031cm">
          <draw:text-box>
            <text:p><text:span text:style-name="T2">CL3005-24 SN 3036</text:span></text:p>
          </draw:text-box>
        </draw:frame>
        <draw:rect draw:style-name="gr1" draw:text-style-name="P1" draw:layer="layout" svg:width="0.8cm" svg:height="0.8cm" svg:x="28.1cm" svg:y="16cm">
          <text:p text:style-name="P1"><text:span text:style-name="T1">У</text:span></text:p>
        </draw:rect>
        <draw:rect draw:style-name="gr1" draw:text-style-name="P2" draw:layer="layout" svg:width="0.6cm" svg:height="0.6cm" svg:x="14.7cm" svg:y="14.4cm">
          <text:p text:style-name="P1"><text:span text:style-name="T1">ПК</text:span></text:p>
        </draw:rect>
        <draw:frame draw:style-name="gr11" draw:text-style-name="P3" draw:layer="layout" svg:width="3.304cm" svg:height="0.569cm" svg:x="15.196cm" svg:y="14.3cm">
          <draw:text-box>
            <text:p><text:span text:style-name="T2">CL3005-24 SN 3032</text:span></text:p>
          </draw:text-box>
        </draw:frame>
        <draw:rect draw:style-name="gr1" draw:text-style-name="P1" draw:layer="layout" svg:width="0.8cm" svg:height="0.8cm" svg:x="14.5cm" svg:y="13.5cm">
          <text:p text:style-name="P1"><text:span text:style-name="T1">У</text:span></text:p>
        </draw:rect>
        <draw:rect draw:style-name="gr1" draw:text-style-name="P2" draw:layer="layout" svg:width="0.6cm" svg:height="0.6cm" svg:x="14.8cm" svg:y="18.5cm">
          <text:p text:style-name="P1"><text:span text:style-name="T1">ПК</text:span></text:p>
        </draw:rect>
        <draw:rect draw:style-name="gr1" draw:text-style-name="P2" draw:layer="layout" svg:width="2.1cm" svg:height="0.6cm" svg:x="15.3cm" svg:y="19.2cm">
          <text:p text:style-name="P1"><text:span text:style-name="T1">24 места</text:span></text:p>
        </draw:rect>
        <draw:rect draw:style-name="gr1" draw:text-style-name="P2" draw:layer="layout" svg:width="2.1cm" svg:height="0.6cm" svg:x="13.1cm" svg:y="19.2cm">
          <text:p text:style-name="P1"><text:span text:style-name="T1">24 места</text:span></text:p>
        </draw:rect>
        <draw:rect draw:style-name="gr1" draw:text-style-name="P1" draw:layer="layout" svg:width="0.8cm" svg:height="0.8cm" svg:x="17.5cm" svg:y="19.1cm">
          <text:p text:style-name="P1"><text:span text:style-name="T1">У</text:span></text:p>
        </draw:rect>
        <draw:frame draw:style-name="gr11" draw:text-style-name="P3" draw:layer="layout" svg:width="3.3cm" svg:height="0.569cm" svg:x="15.4cm" svg:y="18.6cm">
          <draw:text-box>
            <text:p><text:span text:style-name="T2">CL10005-48 SN1012</text:span></text:p>
          </draw:text-box>
        </draw:frame>
        <draw:rect draw:style-name="gr6" draw:text-style-name="P1" draw:layer="layout" svg:width="2.4cm" svg:height="0.8cm" svg:x="19.2cm" svg:y="16.3cm">
          <text:p/>
        </draw:rect>
        <draw:rect draw:style-name="gr6" draw:text-style-name="P1" draw:layer="layout" svg:width="2.4cm" svg:height="0.8cm" svg:x="19.2cm" svg:y="17.3cm">
          <text:p/>
        </draw:rect>
        <draw:rect draw:style-name="gr1" draw:text-style-name="P2" draw:layer="layout" svg:width="1.4cm" svg:height="0.5cm" draw:transform="rotate (1.5707963267946) translate (18.8cm 19.7cm)">
          <text:p text:style-name="P1"><text:span text:style-name="T1">6 мест</text:span></text:p>
        </draw:rect>
        <draw:rect draw:style-name="gr1" draw:text-style-name="P2" draw:layer="layout" svg:width="1.4cm" svg:height="0.5cm" draw:transform="rotate (1.5707963267946) translate (21.5cm 19.7cm)">
          <text:p text:style-name="P1"><text:span text:style-name="T1">6 мест</text:span></text:p>
        </draw:rect>
        <draw:rect draw:style-name="gr1" draw:text-style-name="P2" draw:layer="layout" svg:width="0.6cm" svg:height="0.6cm" svg:x="19.3cm" svg:y="17.4cm">
          <text:p text:style-name="P1"><text:span text:style-name="T1">ПК</text:span></text:p>
        </draw:rect>
        <draw:rect draw:style-name="gr1" draw:text-style-name="P2" draw:layer="layout" svg:width="0.6cm" svg:height="0.6cm" svg:x="20.9cm" svg:y="17.4cm">
          <text:p text:style-name="P1"><text:span text:style-name="T1">ПК</text:span></text:p>
        </draw:rect>
        <draw:rect draw:style-name="gr1" draw:text-style-name="P2" draw:layer="layout" svg:width="0.6cm" svg:height="0.6cm" svg:x="19.3cm" svg:y="16.4cm">
          <text:p text:style-name="P1"><text:span text:style-name="T1">ПК</text:span></text:p>
        </draw:rect>
        <draw:rect draw:style-name="gr1" draw:text-style-name="P2" draw:layer="layout" svg:width="0.6cm" svg:height="0.6cm" svg:x="20.9cm" svg:y="16.4cm">
          <text:p text:style-name="P1"><text:span text:style-name="T1">ПК</text:span></text:p>
        </draw:rect>
        <draw:rect draw:style-name="gr1" draw:text-style-name="P2" draw:layer="layout" svg:width="0.6cm" svg:height="0.6cm" svg:x="18.4cm" svg:y="16.4cm">
          <text:p text:style-name="P1"><text:span text:style-name="T1">ПК</text:span></text:p>
        </draw:rect>
        <draw:rect draw:style-name="gr3" draw:text-style-name="P2" draw:layer="layout" svg:width="0.8cm" svg:height="0.8cm" draw:transform="rotate (1.5707963267946) translate (12.1cm 16.5cm)">
          <text:p text:style-name="P1"><text:span text:style-name="T1">У</text:span></text:p>
        </draw:rect>
        <draw:rect draw:style-name="gr3" draw:text-style-name="P2" draw:layer="layout" svg:width="1.9cm" svg:height="0.6cm" draw:transform="rotate (1.5707963267946) translate (12.4cm 15.6cm)">
          <text:p text:style-name="P1"><text:span text:style-name="T1">6 мест</text:span></text:p>
        </draw:rect>
        <draw:rect draw:style-name="gr1" draw:text-style-name="P2" draw:layer="layout" svg:width="0.6cm" svg:height="0.6cm" svg:x="13.6cm" svg:y="16.9cm">
          <text:p text:style-name="P1"><text:span text:style-name="T1">ПК</text:span></text:p>
        </draw:rect>
        <draw:rect draw:style-name="gr1" draw:text-style-name="P1" draw:layer="layout" svg:width="0.8cm" svg:height="0.8cm" svg:x="13.4cm" svg:y="16cm">
          <text:p text:style-name="P1"><text:span text:style-name="T1">У</text:span></text:p>
        </draw:rect>
        <draw:frame draw:style-name="gr12" draw:text-style-name="P3" draw:layer="layout" svg:width="2.5cm" svg:height="0.887cm" draw:transform="rotate (1.5707963267946) translate (19.313cm 20.2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2" draw:text-style-name="P3" draw:layer="layout" svg:width="2.5cm" svg:height="0.887cm" draw:transform="rotate (1.5707963267946) translate (21.913cm 20.2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6" draw:text-style-name="P1" draw:layer="layout" svg:width="2.4cm" svg:height="0.8cm" svg:x="26.2cm" svg:y="19.1cm">
          <text:p/>
        </draw:rect>
        <draw:rect draw:style-name="gr1" draw:text-style-name="P2" draw:layer="layout" svg:width="0.6cm" svg:height="0.6cm" svg:x="26.3cm" svg:y="19.2cm">
          <text:p text:style-name="P1"><text:span text:style-name="T1">ПК</text:span></text:p>
        </draw:rect>
        <draw:rect draw:style-name="gr1" draw:text-style-name="P2" draw:layer="layout" svg:width="0.6cm" svg:height="0.6cm" svg:x="27.9cm" svg:y="19.2cm">
          <text:p text:style-name="P1"><text:span text:style-name="T1">ПК</text:span></text:p>
        </draw:rect>
        <draw:rect draw:style-name="gr6" draw:text-style-name="P1" draw:layer="layout" svg:width="1.6cm" svg:height="0.8cm" draw:transform="rotate (-1.57079632679579) translate (28.6cm 17.4cm)">
          <text:p/>
        </draw:rect>
        <draw:rect draw:style-name="gr1" draw:text-style-name="P2" draw:layer="layout" svg:width="0.6cm" svg:height="0.6cm" draw:transform="rotate (-1.57079632679579) translate (28.5cm 18.3cm)">
          <text:p text:style-name="P1"><text:span text:style-name="T1">ПК</text:span></text:p>
        </draw:rect>
        <draw:rect draw:style-name="gr1" draw:text-style-name="P2" draw:layer="layout" svg:width="1.9cm" svg:height="0.6cm" svg:x="26.1cm" svg:y="16.2cm">
          <text:p text:style-name="P1"><text:span text:style-name="T1">12 мест</text:span></text:p>
        </draw:rect>
        <draw:rect draw:style-name="gr1" draw:text-style-name="P1" draw:layer="layout" svg:width="0.8cm" svg:height="0.8cm" svg:x="23.9cm" svg:y="13.9cm">
          <text:p text:style-name="P1"><text:span text:style-name="T1">У</text:span></text:p>
        </draw:rect>
        <draw:rect draw:style-name="gr1" draw:text-style-name="P2" draw:layer="layout" svg:width="0.6cm" svg:height="0.6cm" svg:x="24.8cm" svg:y="14.6cm">
          <text:p text:style-name="P1"><text:span text:style-name="T1">ПК</text:span></text:p>
        </draw:rect>
        <draw:frame draw:style-name="gr8" draw:text-style-name="P3" draw:layer="layout" svg:width="3.233cm" svg:height="0.569cm" svg:x="15.267cm" svg:y="15.8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25.096cm" svg:y="15.7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24.496cm" svg:y="13.5cm">
          <draw:text-box>
            <text:p><text:span text:style-name="T2">CL3005-20 SN 3030</text:span></text:p>
          </draw:text-box>
        </draw:frame>
        <draw:rect draw:style-name="gr3" draw:text-style-name="P2" draw:layer="layout" svg:width="0.6cm" svg:height="0.6cm" svg:x="28.1cm" svg:y="12.1cm">
          <text:p text:style-name="P1"><text:span text:style-name="T1">ПК</text:span></text:p>
        </draw:rect>
        <draw:rect draw:style-name="gr3" draw:text-style-name="P2" draw:layer="layout" svg:width="0.8cm" svg:height="0.8cm" svg:x="28.1cm" svg:y="12.8cm">
          <text:p text:style-name="P1"><text:span text:style-name="T1">У</text:span></text:p>
        </draw:rect>
        <draw:rect draw:style-name="gr1" draw:text-style-name="P1" draw:layer="layout" svg:width="0.8cm" svg:height="0.8cm" svg:x="24cm" svg:y="10.3cm">
          <text:p text:style-name="P1"><text:span text:style-name="T1">У</text:span></text:p>
        </draw:rect>
        <draw:rect draw:style-name="gr1" draw:text-style-name="P2" draw:layer="layout" svg:width="0.6cm" svg:height="0.6cm" svg:x="24.9cm" svg:y="11.1cm">
          <text:p text:style-name="P1"><text:span text:style-name="T1">ПК</text:span></text:p>
        </draw:rect>
        <draw:frame draw:style-name="gr11" draw:text-style-name="P3" draw:layer="layout" svg:width="3.304cm" svg:height="0.569cm" svg:x="25.196cm" svg:y="12.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25.396cm" svg:y="10.931cm">
          <draw:text-box>
            <text:p><text:span text:style-name="T2">CL3005-24 SN 3038</text:span></text:p>
          </draw:text-box>
        </draw:frame>
        <draw:rect draw:style-name="gr1" draw:text-style-name="P2" draw:layer="layout" svg:width="1.9cm" svg:height="0.6cm" svg:x="24.1cm" svg:y="16.2cm">
          <text:p text:style-name="P1"><text:span text:style-name="T1">12 мест</text:span></text:p>
        </draw:rect>
        <draw:rect draw:style-name="gr1" draw:text-style-name="P2" draw:layer="layout" svg:width="1.9cm" svg:height="0.6cm" svg:x="24.9cm" svg:y="13.9cm">
          <text:p text:style-name="P1"><text:span text:style-name="T1">12 мест</text:span></text:p>
        </draw:rect>
        <draw:rect draw:style-name="gr1" draw:text-style-name="P2" draw:layer="layout" svg:width="1.9cm" svg:height="0.6cm" svg:x="26.9cm" svg:y="13.9cm">
          <text:p text:style-name="P1"><text:span text:style-name="T1">12 мест</text:span></text:p>
        </draw:rect>
        <draw:rect draw:style-name="gr1" draw:text-style-name="P2" draw:layer="layout" svg:width="1.9cm" svg:height="0.6cm" svg:x="16.3cm" svg:y="16.3cm">
          <text:p text:style-name="P1"><text:span text:style-name="T1">12 мест</text:span></text:p>
        </draw:rect>
        <draw:rect draw:style-name="gr1" draw:text-style-name="P2" draw:layer="layout" svg:width="1.9cm" svg:height="0.6cm" svg:x="14.3cm" svg:y="16.3cm">
          <text:p text:style-name="P1"><text:span text:style-name="T1">12 мест</text:span></text:p>
        </draw:rect>
        <draw:rect draw:style-name="gr1" draw:text-style-name="P2" draw:layer="layout" svg:width="2.4cm" svg:height="0.6cm" svg:x="16.1cm" svg:y="9.7cm">
          <text:p text:style-name="P1"><text:span text:style-name="T1">12 мест</text:span></text:p>
        </draw:rect>
        <draw:rect draw:style-name="gr6" draw:text-style-name="P1" draw:layer="layout" svg:width="2.1cm" svg:height="0.8cm" draw:transform="rotate (-1.57079632679579) translate (23.6cm 17.8cm)">
          <text:p/>
        </draw:rect>
        <draw:rect draw:style-name="gr2" draw:text-style-name="P2" draw:layer="layout" svg:width="1.9cm" svg:height="0.6cm" svg:x="24.1cm" svg:y="12.9cm">
          <text:p text:style-name="P1"><text:span text:style-name="T1">12 мест</text:span></text:p>
        </draw:rect>
        <draw:rect draw:style-name="gr3" draw:text-style-name="P2" draw:layer="layout" svg:width="1.9cm" svg:height="0.6cm" svg:x="26.1cm" svg:y="12.9cm">
          <text:p text:style-name="P1"><text:span text:style-name="T1">12 мест</text:span></text:p>
        </draw:rect>
        <draw:rect draw:style-name="gr1" draw:text-style-name="P2" draw:layer="layout" svg:width="1.9cm" svg:height="0.6cm" svg:x="24.9cm" svg:y="10.3cm">
          <text:p text:style-name="P1"><text:span text:style-name="T1">12 мест</text:span></text:p>
        </draw:rect>
        <draw:rect draw:style-name="gr1" draw:text-style-name="P2" draw:layer="layout" svg:width="1.9cm" svg:height="0.6cm" svg:x="26.9cm" svg:y="10.3cm">
          <text:p text:style-name="P1"><text:span text:style-name="T1">12 мест</text:span></text:p>
        </draw:rect>
        <draw:rect draw:style-name="gr1" draw:text-style-name="P2" draw:layer="layout" svg:width="0.6cm" svg:height="0.6cm" svg:x="28cm" svg:y="8.6cm">
          <text:p text:style-name="P1"><text:span text:style-name="T1">ПК</text:span></text:p>
        </draw:rect>
        <draw:rect draw:style-name="gr1" draw:text-style-name="P1" draw:layer="layout" svg:width="0.8cm" svg:height="0.8cm" svg:x="28cm" svg:y="9.3cm">
          <text:p text:style-name="P1"><text:span text:style-name="T1">У</text:span></text:p>
        </draw:rect>
        <draw:rect draw:style-name="gr1" draw:text-style-name="P1" draw:layer="layout" svg:width="0.8cm" svg:height="0.8cm" svg:x="23.9cm" svg:y="6.8cm">
          <text:p text:style-name="P1"><text:span text:style-name="T1">У</text:span></text:p>
        </draw:rect>
        <draw:rect draw:style-name="gr1" draw:text-style-name="P2" draw:layer="layout" svg:width="0.6cm" svg:height="0.6cm" svg:x="24.8cm" svg:y="7.5cm">
          <text:p text:style-name="P1"><text:span text:style-name="T1">ПК</text:span></text:p>
        </draw:rect>
        <draw:frame draw:style-name="gr11" draw:text-style-name="P3" draw:layer="layout" svg:width="3.304cm" svg:height="0.569cm" svg:x="25.096cm" svg:y="9cm">
          <draw:text-box>
            <text:p><text:span text:style-name="T2">SY8320 SN 704203</text:span></text:p>
          </draw:text-box>
        </draw:frame>
        <draw:frame draw:style-name="gr11" draw:text-style-name="P3" draw:layer="layout" svg:width="3.304cm" svg:height="0.569cm" svg:x="25.296cm" svg:y="7.431cm">
          <draw:text-box>
            <text:p><text:span text:style-name="T2">SY8320 SN 704202</text:span></text:p>
          </draw:text-box>
        </draw:frame>
        <draw:rect draw:style-name="gr1" draw:text-style-name="P2" draw:layer="layout" svg:width="1.9cm" svg:height="0.6cm" svg:x="24cm" svg:y="9.4cm">
          <text:p text:style-name="P1"><text:span text:style-name="T1">12 мест</text:span></text:p>
        </draw:rect>
        <draw:rect draw:style-name="gr1" draw:text-style-name="P2" draw:layer="layout" svg:width="1.9cm" svg:height="0.6cm" svg:x="26cm" svg:y="9.4cm">
          <text:p text:style-name="P1"><text:span text:style-name="T1">12 мест</text:span></text:p>
        </draw:rect>
        <draw:rect draw:style-name="gr1" draw:text-style-name="P2" draw:layer="layout" svg:width="1.9cm" svg:height="0.6cm" svg:x="24.8cm" svg:y="6.8cm">
          <text:p text:style-name="P1"><text:span text:style-name="T1">12 мест</text:span></text:p>
        </draw:rect>
        <draw:rect draw:style-name="gr1" draw:text-style-name="P2" draw:layer="layout" svg:width="1.9cm" svg:height="0.6cm" svg:x="26.8cm" svg:y="6.8cm">
          <text:p text:style-name="P1"><text:span text:style-name="T1">12 мест</text:span></text:p>
        </draw:rect>
        <draw:rect draw:style-name="gr3" draw:text-style-name="P2" draw:layer="layout" svg:width="0.8cm" svg:height="0.8cm" svg:x="28cm" svg:y="5.7cm">
          <text:p text:style-name="P1"><text:span text:style-name="T1">У</text:span></text:p>
        </draw:rect>
        <draw:frame draw:style-name="gr11" draw:text-style-name="P3" draw:layer="layout" svg:width="3.304cm" svg:height="0.569cm" svg:x="24.196cm" svg:y="5.3cm">
          <draw:text-box>
            <text:p><text:span text:style-name="T2">CL30005 SN 3027</text:span></text:p>
          </draw:text-box>
        </draw:frame>
        <draw:rect draw:style-name="gr3" draw:text-style-name="P2" draw:layer="layout" svg:width="1.9cm" svg:height="0.6cm" svg:x="24cm" svg:y="5.8cm">
          <text:p text:style-name="P1"><text:span text:style-name="T1">12 мест</text:span></text:p>
        </draw:rect>
        <draw:rect draw:style-name="gr3" draw:text-style-name="P2" draw:layer="layout" svg:width="1.9cm" svg:height="0.6cm" svg:x="26cm" svg:y="5.8cm">
          <text:p text:style-name="P1"><text:span text:style-name="T1">12 мест</text:span></text:p>
        </draw:rect>
        <draw:rect draw:style-name="gr6" draw:text-style-name="P1" draw:layer="layout" svg:width="2.4cm" svg:height="0.8cm" svg:x="25.9cm" svg:y="4cm">
          <text:p/>
        </draw:rect>
        <draw:rect draw:style-name="gr1" draw:text-style-name="P1" draw:layer="layout" svg:width="2.2cm" svg:height="0.6cm" svg:x="6.8cm" svg:y="19.3cm">
          <text:p text:style-name="P1">ВХОД</text:p>
        </draw:rect>
        <draw:rect draw:style-name="gr1" draw:text-style-name="P1" draw:layer="layout" svg:width="2.2cm" svg:height="0.6cm" svg:x="23.8cm" svg:y="19.3cm">
          <text:p text:style-name="P1">ВХОД</text:p>
        </draw:rect>
        <draw:frame draw:style-name="gr12" draw:text-style-name="P3" draw:layer="layout" svg:width="1.742cm" svg:height="0.887cm" svg:x="9.4cm" svg:y="1.113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3" draw:text-style-name="P3" draw:layer="layout" svg:width="1.836cm" svg:height="0.887cm" svg:x="11.6cm" svg:y="1.113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6" draw:text-style-name="P1" draw:layer="layout" svg:width="1.8cm" svg:height="0.5cm" svg:x="14.5cm" svg:y="2cm">
          <text:p/>
        </draw:rect>
        <draw:frame draw:style-name="gr12" draw:text-style-name="P3" draw:layer="layout" svg:width="1.742cm" svg:height="0.887cm" svg:x="7.258cm" svg:y="1.113cm">
          <draw:text-box>
            <text:p><text:span text:style-name="T2">УАПС-1М</text:span></text:p>
            <text:p><text:span text:style-name="T2"/></text:p>
          </draw:text-box>
        </draw:frame>
        <draw:frame draw:style-name="gr14" draw:text-style-name="P3" draw:layer="layout" svg:width="1.742cm" svg:height="0.887cm" svg:x="15.964cm" svg:y="1.113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3" draw:text-style-name="P3" draw:layer="layout" svg:width="1.836cm" svg:height="0.887cm" svg:x="18.2cm" svg:y="1.113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3" draw:text-style-name="P2" draw:layer="layout" svg:width="1.4cm" svg:height="0.5cm" svg:x="26cm" svg:y="2cm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2.65cm)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4.2cm)">
          <text:p text:style-name="P1"><text:span text:style-name="T1">6 мест</text:span></text:p>
        </draw:rect>
        <draw:frame draw:style-name="gr12" draw:text-style-name="P3" draw:layer="layout" svg:width="1.5cm" svg:height="0.887cm" svg:x="9.6cm" svg:y="2.513cm">
          <draw:text-box>
            <text:p><text:span text:style-name="T2">Win XP</text:span></text:p>
            <text:p><text:span text:style-name="T2">0.169</text:span></text:p>
          </draw:text-box>
        </draw:frame>
        <draw:frame draw:style-name="gr12" draw:text-style-name="P3" draw:layer="layout" svg:width="1.5cm" svg:height="0.887cm" svg:x="11.8cm" svg:y="2.513cm">
          <draw:text-box>
            <text:p><text:span text:style-name="T2">Win XP</text:span></text:p>
            <text:p><text:span text:style-name="T2">0.37</text:span></text:p>
          </draw:text-box>
        </draw:frame>
        <draw:frame draw:style-name="gr12" draw:text-style-name="P3" draw:layer="layout" svg:width="1.5cm" svg:height="0.887cm" svg:x="16.2cm" svg:y="2.513cm">
          <draw:text-box>
            <text:p><text:span text:style-name="T2">Win 98</text:span></text:p>
            <text:p><text:span text:style-name="T2">0.17</text:span></text:p>
          </draw:text-box>
        </draw:frame>
        <draw:frame draw:style-name="gr12" draw:text-style-name="P3" draw:layer="layout" svg:width="1.5cm" svg:height="0.887cm" svg:x="18.5cm" svg:y="2.513cm">
          <draw:text-box>
            <text:p><text:span text:style-name="T2">Win XP</text:span></text:p>
            <text:p><text:span text:style-name="T2">0.40</text:span></text:p>
          </draw:text-box>
        </draw:frame>
        <draw:frame draw:style-name="gr12" draw:text-style-name="P3" draw:layer="layout" svg:width="1.5cm" svg:height="0.887cm" svg:x="20.8cm" svg:y="2.513cm">
          <draw:text-box>
            <text:p><text:span text:style-name="T2">Win 7</text:span></text:p>
            <text:p><text:span text:style-name="T2">0.247</text:span></text:p>
          </draw:text-box>
        </draw:frame>
        <draw:frame draw:style-name="gr12" draw:text-style-name="P3" draw:layer="layout" svg:width="1.5cm" svg:height="0.887cm" svg:x="21.6cm" svg:y="3.1cm">
          <draw:text-box>
            <text:p><text:span text:style-name="T2">Win 10</text:span></text:p>
            <text:p><text:span text:style-name="T2">0.253</text:span></text:p>
          </draw:text-box>
        </draw:frame>
        <draw:frame draw:style-name="gr12" draw:text-style-name="P3" draw:layer="layout" svg:width="1.5cm" svg:height="0.887cm" svg:x="7.6cm" svg:y="5.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2" draw:text-style-name="P3" draw:layer="layout" svg:width="1.5cm" svg:height="0.887cm" svg:x="13.2cm" svg:y="17.413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19.7cm" svg:y="17.6cm">
          <draw:text-box>
            <text:p><text:span text:style-name="T2">Win 98</text:span></text:p>
          </draw:text-box>
        </draw:frame>
        <draw:frame draw:style-name="gr11" draw:text-style-name="P3" draw:layer="layout" svg:width="1.5cm" svg:height="0.569cm" svg:x="21.5cm" svg:y="17.6cm">
          <draw:text-box>
            <text:p><text:span text:style-name="T2">Win 98</text:span></text:p>
          </draw:text-box>
        </draw:frame>
        <draw:frame draw:style-name="gr12" draw:text-style-name="P3" draw:layer="layout" svg:width="1.5cm" svg:height="0.887cm" svg:x="14.5cm" svg:y="17.713cm">
          <draw:text-box>
            <text:p><text:span text:style-name="T2">Win XP</text:span></text:p>
            <text:p><text:span text:style-name="T2">0.245</text:span></text:p>
          </draw:text-box>
        </draw:frame>
        <draw:frame draw:style-name="gr12" draw:text-style-name="P3" draw:layer="layout" svg:width="1.5cm" svg:height="0.887cm" svg:x="1.3cm" svg:y="8.1cm">
          <draw:text-box>
            <text:p><text:span text:style-name="T2">Win XP</text:span></text:p>
            <text:p><text:span text:style-name="T2">0.163</text:span></text:p>
          </draw:text-box>
        </draw:frame>
        <draw:frame draw:style-name="gr12" draw:text-style-name="P3" draw:layer="layout" svg:width="1.5cm" svg:height="0.887cm" svg:x="1.3cm" svg:y="12.3cm">
          <draw:text-box>
            <text:p><text:span text:style-name="T2">Win XP</text:span></text:p>
            <text:p><text:span text:style-name="T2">0.242</text:span></text:p>
          </draw:text-box>
        </draw:frame>
        <draw:frame draw:style-name="gr12" draw:text-style-name="P3" draw:layer="layout" svg:width="1.5cm" svg:height="0.887cm" svg:x="1.3cm" svg:y="13.1cm">
          <draw:text-box>
            <text:p><text:span text:style-name="T2">Win XP</text:span></text:p>
            <text:p><text:span text:style-name="T2">0.97</text:span></text:p>
          </draw:text-box>
        </draw:frame>
        <draw:frame draw:style-name="gr12" draw:text-style-name="P3" draw:layer="layout" svg:width="1.5cm" svg:height="0.887cm" svg:x="3.7cm" svg:y="16.6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2" draw:text-style-name="P3" draw:layer="layout" svg:width="1.5cm" svg:height="0.887cm" svg:x="9.5cm" svg:y="12.813cm">
          <draw:text-box>
            <text:p><text:span text:style-name="T2">Win XP</text:span></text:p>
          </draw:text-box>
        </draw:frame>
        <draw:frame draw:style-name="gr12" draw:text-style-name="P3" draw:layer="layout" svg:width="1.5cm" svg:height="0.887cm" svg:x="26.499cm" svg:y="18.1cm">
          <draw:text-box>
            <text:p><text:span text:style-name="T2">Win XP</text:span></text:p>
            <text:p><text:span text:style-name="T2">0.243</text:span></text:p>
          </draw:text-box>
        </draw:frame>
        <draw:rect draw:style-name="gr1" draw:text-style-name="P1" draw:layer="layout" svg:width="0.8cm" svg:height="0.8cm" svg:x="19.5cm" svg:y="12.3cm">
          <text:p text:style-name="P1"><text:span text:style-name="T1">У</text:span></text:p>
        </draw:rect>
        <draw:rect draw:style-name="gr1" draw:text-style-name="P2" draw:layer="layout" svg:width="0.6cm" svg:height="0.6cm" svg:x="18.8cm" svg:y="11.8cm">
          <text:p text:style-name="P1"><text:span text:style-name="T1">ПК</text:span></text:p>
        </draw:rect>
        <draw:frame draw:style-name="gr12" draw:text-style-name="P3" draw:layer="layout" svg:width="1.5cm" svg:height="0.887cm" svg:x="12.2cm" svg:y="6.813cm">
          <draw:text-box>
            <text:p><text:span text:style-name="T2">Win XP</text:span></text:p>
            <text:p><text:span text:style-name="T2">0.201</text:span></text:p>
          </draw:text-box>
        </draw:frame>
        <draw:frame draw:style-name="gr12" draw:text-style-name="P3" draw:layer="layout" svg:width="1.5cm" svg:height="0.887cm" svg:x="15.1cm" svg:y="6.813cm">
          <draw:text-box>
            <text:p><text:span text:style-name="T2">Win XP</text:span></text:p>
            <text:p><text:span text:style-name="T2">0.155</text:span></text:p>
          </draw:text-box>
        </draw:frame>
        <draw:frame draw:style-name="gr12" draw:text-style-name="P3" draw:layer="layout" svg:width="1.5cm" svg:height="0.887cm" svg:x="18.5cm" svg:y="6.813cm">
          <draw:text-box>
            <text:p><text:span text:style-name="T2">Win XP</text:span></text:p>
            <text:p><text:span text:style-name="T2">0.197</text:span></text:p>
          </draw:text-box>
        </draw:frame>
        <draw:frame draw:style-name="gr12" draw:text-style-name="P3" draw:layer="layout" svg:width="1.5cm" svg:height="0.887cm" svg:x="16cm" svg:y="7.3cm">
          <draw:text-box>
            <text:p><text:span text:style-name="T2">Win XP</text:span></text:p>
            <text:p><text:span text:style-name="T2">0.113</text:span></text:p>
          </draw:text-box>
        </draw:frame>
        <draw:frame draw:style-name="gr12" draw:text-style-name="P3" draw:layer="layout" svg:width="1.5cm" svg:height="0.887cm" svg:x="14cm" svg:y="7.3cm">
          <draw:text-box>
            <text:p><text:span text:style-name="T2">Win XP</text:span></text:p>
            <text:p><text:span text:style-name="T2">0.47</text:span></text:p>
          </draw:text-box>
        </draw:frame>
        <draw:frame draw:style-name="gr12" draw:text-style-name="P3" draw:layer="layout" svg:width="1.5cm" svg:height="0.887cm" svg:x="21cm" svg:y="7.6cm">
          <draw:text-box>
            <text:p><text:span text:style-name="T2">Win XP</text:span></text:p>
            <text:p><text:span text:style-name="T2">0.134</text:span></text:p>
          </draw:text-box>
        </draw:frame>
        <draw:frame draw:style-name="gr12" draw:text-style-name="P3" draw:layer="layout" svg:width="1.5cm" svg:height="0.887cm" svg:x="15cm" svg:y="11.213cm">
          <draw:text-box>
            <text:p><text:span text:style-name="T2">Win 7</text:span></text:p>
            <text:p><text:span text:style-name="T2">0.14</text:span></text:p>
          </draw:text-box>
        </draw:frame>
        <draw:frame draw:style-name="gr12" draw:text-style-name="P3" draw:layer="layout" svg:width="1.5cm" svg:height="0.887cm" svg:x="14.3cm" svg:y="14.9cm">
          <draw:text-box>
            <text:p><text:span text:style-name="T2">Win XP</text:span></text:p>
            <text:p><text:span text:style-name="T2">0.200</text:span></text:p>
          </draw:text-box>
        </draw:frame>
        <draw:frame draw:style-name="gr12" draw:text-style-name="P3" draw:layer="layout" svg:width="1.5cm" svg:height="0.887cm" svg:x="27.9cm" svg:y="14.513cm">
          <draw:text-box>
            <text:p><text:span text:style-name="T2">Win 7</text:span></text:p>
            <text:p><text:span text:style-name="T2">0.111</text:span></text:p>
          </draw:text-box>
        </draw:frame>
        <draw:frame draw:style-name="gr12" draw:text-style-name="P3" draw:layer="layout" svg:width="1.5cm" svg:height="0.887cm" svg:x="24.4cm" svg:y="15.1cm">
          <draw:text-box>
            <text:p><text:span text:style-name="T2">Win 7</text:span></text:p>
            <text:p><text:span text:style-name="T2">0.180</text:span></text:p>
          </draw:text-box>
        </draw:frame>
        <draw:frame draw:style-name="gr12" draw:text-style-name="P3" draw:layer="layout" svg:width="1.5cm" svg:height="0.887cm" svg:x="24.5cm" svg:y="11.6cm">
          <draw:text-box>
            <text:p><text:span text:style-name="T2">Win XP</text:span></text:p>
            <text:p><text:span text:style-name="T2">0.101</text:span></text:p>
          </draw:text-box>
        </draw:frame>
        <draw:frame draw:style-name="gr12" draw:text-style-name="P3" draw:layer="layout" svg:width="1.5cm" svg:height="0.887cm" svg:x="24.5cm" svg:y="8cm">
          <draw:text-box>
            <text:p><text:span text:style-name="T2">Win XP</text:span></text:p>
            <text:p><text:span text:style-name="T2">0.112</text:span></text:p>
          </draw:text-box>
        </draw:frame>
        <draw:frame draw:style-name="gr12" draw:text-style-name="P3" draw:layer="layout" svg:width="1.5cm" svg:height="0.887cm" svg:x="27.7cm" svg:y="7.813cm">
          <draw:text-box>
            <text:p><text:span text:style-name="T2">Win XP</text:span></text:p>
            <text:p><text:span text:style-name="T2">0.16</text:span></text:p>
          </draw:text-box>
        </draw:frame>
        <draw:frame draw:style-name="gr12" draw:text-style-name="P3" draw:layer="layout" svg:width="1.5cm" svg:height="0.887cm" svg:x="16.7cm" svg:y="3.2cm">
          <draw:text-box>
            <text:p><text:span text:style-name="T2">Win 7</text:span></text:p>
            <text:p><text:span text:style-name="T2">0.185</text:span></text:p>
          </draw:text-box>
        </draw:frame>
        <draw:frame draw:style-name="gr15" draw:text-style-name="P3" draw:layer="layout" svg:width="1.5cm" svg:height="1.205cm" svg:x="9.6cm" svg:y="4.6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2" draw:text-style-name="P3" draw:layer="layout" svg:width="1.5cm" svg:height="0.887cm" svg:x="1cm" svg:y="2.113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11.931cm 15.9cm)">
          <draw:text-box>
            <text:p><text:span text:style-name="T2">CL1000 SN 1017</text:span></text:p>
          </draw:text-box>
        </draw:frame>
        <draw:rect draw:style-name="gr1" draw:text-style-name="P2" draw:layer="layout" svg:width="2.4cm" svg:height="0.6cm" svg:x="18.6cm" svg:y="9.7cm">
          <text:p text:style-name="P1"><text:span text:style-name="T1">12 мест</text:span></text:p>
        </draw:rect>
        <draw:rect draw:style-name="gr1" draw:text-style-name="P2" draw:layer="layout" svg:width="2.4cm" svg:height="0.6cm" svg:x="15.4cm" svg:y="13.7cm">
          <text:p text:style-name="P1"><text:span text:style-name="T1">12 мест</text:span></text:p>
        </draw:rect>
        <draw:rect draw:style-name="gr1" draw:text-style-name="P2" draw:layer="layout" svg:width="2.4cm" svg:height="0.6cm" svg:x="17.9cm" svg:y="13.7cm">
          <text:p text:style-name="P1"><text:span text:style-name="T1">12 мест</text:span></text:p>
        </draw:rect>
        <draw:rect draw:style-name="gr1" draw:text-style-name="P2" draw:layer="layout" svg:width="2.4cm" svg:height="0.6cm" svg:x="14.5cm" svg:y="12.5cm">
          <text:p text:style-name="P1"><text:span text:style-name="T1">12 мест</text:span></text:p>
        </draw:rect>
        <draw:rect draw:style-name="gr1" draw:text-style-name="P2" draw:layer="layout" svg:width="2.4cm" svg:height="0.6cm" svg:x="17cm" svg:y="12.5cm">
          <text:p text:style-name="P1"><text:span text:style-name="T1">12 мест</text:span></text:p>
        </draw:rect>
        <draw:frame draw:style-name="gr12" draw:text-style-name="P3" draw:layer="layout" svg:width="1.5cm" svg:height="0.887cm" svg:x="19.4cm" svg:y="11.5cm">
          <draw:text-box>
            <text:p><text:span text:style-name="T2">Win 7</text:span></text:p>
            <text:p><text:span text:style-name="T2">0.13</text:span></text:p>
          </draw:text-box>
        </draw:frame>
        <draw:rect draw:style-name="gr6" draw:text-style-name="P1" draw:layer="layout" svg:width="1.9cm" svg:height="0.5cm" svg:x="12.9cm" svg:y="9.7cm">
          <text:p/>
        </draw:rect>
        <draw:rect draw:style-name="gr6" draw:text-style-name="P1" draw:layer="layout" svg:width="1.3cm" svg:height="0.5cm" draw:transform="rotate (-1.57079632679579) translate (21.6cm 14.8cm)">
          <text:p/>
        </draw:rect>
        <draw:rect draw:style-name="gr16" draw:text-style-name="P2" draw:layer="layout" svg:width="0.6cm" svg:height="0.6cm" svg:x="20.6cm" svg:y="12.9cm">
          <text:p text:style-name="P1"><text:span text:style-name="T1">ПР</text:span></text:p>
        </draw:rect>
        <draw:frame draw:style-name="gr12" draw:text-style-name="P3" draw:layer="layout" svg:width="1.5cm" svg:height="0.887cm" svg:x="21cm" svg:y="12.813cm">
          <draw:text-box>
            <text:p><text:span text:style-name="T2">FS4300</text:span></text:p>
            <text:p><text:span text:style-name="T2">0.214</text:span></text:p>
          </draw:text-box>
        </draw:frame>
        <draw:rect draw:style-name="gr16" draw:text-style-name="P2" draw:layer="layout" svg:width="0.6cm" svg:height="0.6cm" svg:x="22cm" svg:y="5.987cm">
          <text:p text:style-name="P1"><text:span text:style-name="T1">ПР</text:span></text:p>
        </draw:rect>
        <draw:frame draw:style-name="gr12" draw:text-style-name="P3" draw:layer="layout" svg:width="1.5cm" svg:height="0.887cm" svg:x="22.4cm" svg:y="5.9cm">
          <draw:text-box>
            <text:p><text:span text:style-name="T2">FS4300</text:span></text:p>
            <text:p><text:span text:style-name="T2">0.211</text:span></text:p>
          </draw:text-box>
        </draw:frame>
        <draw:rect draw:style-name="gr16" draw:text-style-name="P2" draw:layer="layout" svg:width="0.6cm" svg:height="0.6cm" svg:x="2.6cm" svg:y="12.787cm">
          <text:p text:style-name="P1"><text:span text:style-name="T1">ПР</text:span></text:p>
        </draw:rect>
        <draw:frame draw:style-name="gr12" draw:text-style-name="P3" draw:layer="layout" svg:width="1.5cm" svg:height="0.887cm" svg:x="3cm" svg:y="12.7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17" draw:text-style-name="P1" draw:layer="layout" svg:width="0.7cm" svg:height="0.7cm" svg:x="7.599cm" svg:y="3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7.699cm" svg:y="8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5.313cm" svg:y="11.0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5.899cm" svg:y="16.6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7.699cm" svg:y="1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0.999cm" svg:y="2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299cm" svg:y="2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699cm" svg:y="2.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9.899cm" svg:y="2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9.899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9.799cm" svg:y="13.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5.799cm" svg:y="3.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999cm" svg:y="3.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1.699cm" svg:y="6.3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199cm" svg:y="7.7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599cm" svg:y="6.9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299cm" svg:y="6.9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6.999cm" svg:y="7.7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9.399cm" svg:y="7.7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6.199cm" svg:y="10.4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399cm" svg:y="11.8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3.599cm" svg:y="13.2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4.6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7.599cm" svg:y="18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12.099cm" svg:y="16.8cm">
          <text:p text:style-name="P1">4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2.499cm" svg:y1="16.5cm" svg:x2="12.399cm" svg:y2="16.8cm">
          <text:p/>
        </draw:line>
        <draw:line draw:style-name="gr18" draw:text-style-name="P1" draw:layer="layout" svg:x1="14.499cm" svg:y1="13.9cm" svg:x2="14.299cm" svg:y2="13.7cm">
          <text:p/>
        </draw:line>
        <draw:line draw:style-name="gr18" draw:text-style-name="P1" draw:layer="layout" svg:x1="10.699cm" svg:y1="13.4cm" svg:x2="10.399cm" svg:y2="13.8cm">
          <text:p/>
        </draw:line>
        <draw:line draw:style-name="gr18" draw:text-style-name="P1" draw:layer="layout" svg:x1="10.699cm" svg:y1="5.5cm" svg:x2="10.399cm" svg:y2="6cm">
          <text:p/>
        </draw:line>
        <draw:line draw:style-name="gr18" draw:text-style-name="P1" draw:layer="layout" svg:x1="15.899cm" svg:y1="10.4cm" svg:x2="16.299cm" svg:y2="10.5cm">
          <text:p/>
        </draw:line>
        <draw:line draw:style-name="gr18" draw:text-style-name="P1" draw:layer="layout" svg:x1="6.999cm" svg:y1="8.9cm" svg:x2="7.699cm" svg:y2="8.6cm">
          <text:p/>
        </draw:line>
        <draw:line draw:style-name="gr18" draw:text-style-name="P1" draw:layer="layout" svg:x1="6.599cm" svg:y1="4.6cm" svg:x2="7.599cm" svg:y2="4.3cm">
          <text:p/>
        </draw:line>
        <draw:line draw:style-name="gr18" draw:text-style-name="P1" draw:layer="layout" svg:x1="4.799cm" svg:y1="11.7cm" svg:x2="5.299cm" svg:y2="11.5cm">
          <text:p/>
        </draw:line>
        <draw:line draw:style-name="gr18" draw:text-style-name="P1" draw:layer="layout" svg:x1="4.799cm" svg:y1="13.9cm" svg:x2="5.299cm" svg:y2="13.7cm">
          <text:p/>
        </draw:line>
        <draw:line draw:style-name="gr18" draw:text-style-name="P1" draw:layer="layout" svg:x1="8.299cm" svg:y1="1.9cm" svg:x2="8.799cm" svg:y2="1.7cm">
          <text:p/>
        </draw:line>
        <draw:custom-shape draw:style-name="gr17" draw:text-style-name="P1" draw:layer="layout" svg:width="0.7cm" svg:height="0.7cm" svg:x="5.799cm" svg:y="19.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.999cm" svg:y="19.2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3.099cm" svg:y="16.6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5.2cm" svg:y="18.4cm">
          <text:p text:style-name="P1"><text:span text:style-name="T1">1 </text:span></text:p>
        </draw:rect>
        <draw:rect draw:style-name="gr1" draw:text-style-name="P2" draw:layer="layout" svg:width="0.599cm" svg:height="0.6cm" svg:x="2.799cm" svg:y="17.5cm">
          <text:p text:style-name="P1"><text:span text:style-name="T1">1 </text:span></text:p>
        </draw:rect>
        <draw:rect draw:style-name="gr1" draw:text-style-name="P2" draw:layer="layout" svg:width="0.599cm" svg:height="0.6cm" svg:x="2.799cm" svg:y="18.4cm">
          <text:p text:style-name="P1"><text:span text:style-name="T1">1 </text:span></text:p>
        </draw:rect>
        <draw:line draw:style-name="gr18" draw:text-style-name="P1" draw:layer="layout" svg:x1="5.999cm" svg:y1="17.2cm" svg:x2="5.799cm" svg:y2="17.5cm">
          <text:p/>
        </draw:line>
        <draw:line draw:style-name="gr18" draw:text-style-name="P1" draw:layer="layout" svg:x1="5.799cm" svg:y1="19cm" svg:x2="5.999cm" svg:y2="19.2cm">
          <text:p/>
        </draw:line>
        <draw:line draw:style-name="gr18" draw:text-style-name="P1" draw:layer="layout" svg:x1="3.499cm" svg:y1="17.3cm" svg:x2="3.099cm" svg:y2="17.5cm">
          <text:p/>
        </draw:line>
        <draw:line draw:style-name="gr18" draw:text-style-name="P1" draw:layer="layout" svg:x1="3.199cm" svg:y1="19cm" svg:x2="3.299cm" svg:y2="19.2cm">
          <text:p/>
        </draw:line>
        <draw:frame draw:style-name="gr19" draw:text-style-name="P3" draw:layer="layout" svg:width="1.5cm" svg:height="2.013cm" svg:x="1.099cm" svg:y="16.6cm">
          <draw:text-box>
            <text:p><text:span text:style-name="T2">Win 10</text:span></text:p>
            <text:p><text:span text:style-name="T2">0.86</text:span></text:p>
          </draw:text-box>
        </draw:frame>
        <draw:frame draw:style-name="gr12" draw:text-style-name="P3" draw:layer="layout" svg:width="1.5cm" svg:height="0.887cm" svg:x="3.699cm" svg:y="19.1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17" draw:text-style-name="P1" draw:layer="layout" svg:width="0.7cm" svg:height="0.7cm" svg:x="5.299cm" svg:y="1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3.899cm" svg:y="1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.5cm" svg:y="1.5cm">
          <text:p text:style-name="P1"><text:span text:style-name="T1">1 </text:span></text:p>
        </draw:rect>
        <draw:custom-shape draw:style-name="gr17" draw:text-style-name="P1" draw:layer="layout" svg:width="0.7cm" svg:height="0.7cm" svg:x="23.199cm" svg:y="2.6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499cm" svg:y="7.7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6.999cm" svg:y="8.3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199cm" svg:y="10.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199cm" svg:y="11.8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3.199cm" svg:y="14.6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299cm" svg:y="15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7.9cm" svg:y="17.5cm">
          <text:p text:style-name="P1"><text:span text:style-name="T1">1 </text:span></text:p>
        </draw:rect>
        <draw:custom-shape draw:style-name="gr17" draw:text-style-name="P1" draw:layer="layout" svg:width="0.7cm" svg:height="0.7cm" svg:x="26.999cm" svg:y="17.3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3.099cm" svg:y1="1.8cm" svg:x2="3.899cm" svg:y2="1.7cm">
          <text:p/>
        </draw:line>
        <draw:line draw:style-name="gr18" draw:text-style-name="P1" draw:layer="layout" svg:x1="16.399cm" svg:y1="4cm" svg:x2="16.799cm" svg:y2="4.6cm">
          <text:p/>
        </draw:line>
        <draw:line draw:style-name="gr18" draw:text-style-name="P1" draw:layer="layout" svg:x1="21.699cm" svg:y1="4.6cm" svg:x2="21.599cm" svg:y2="4.1cm">
          <text:p/>
        </draw:line>
        <draw:line draw:style-name="gr18" draw:text-style-name="P1" draw:layer="layout" svg:x1="14.899cm" svg:y1="8.6cm" svg:x2="13.899cm" svg:y2="8.1cm">
          <text:p/>
        </draw:line>
        <draw:line draw:style-name="gr18" draw:text-style-name="P1" draw:layer="layout" svg:x1="12.399cm" svg:y1="6.2cm" svg:x2="12.199cm" svg:y2="6.3cm">
          <text:p/>
        </draw:line>
        <draw:line draw:style-name="gr18" draw:text-style-name="P1" draw:layer="layout" svg:x1="17.899cm" svg:y1="6.9cm" svg:x2="17.799cm" svg:y2="6.6cm">
          <text:p/>
        </draw:line>
        <draw:line draw:style-name="gr18" draw:text-style-name="P1" draw:layer="layout" svg:x1="16.999cm" svg:y1="8.2cm" svg:x2="16.699cm" svg:y2="8.5cm">
          <text:p/>
        </draw:line>
        <draw:line draw:style-name="gr18" draw:text-style-name="P1" draw:layer="layout" svg:x1="19.399cm" svg:y1="8.1cm" svg:x2="19.099cm" svg:y2="8.5cm">
          <text:p/>
        </draw:line>
        <draw:line draw:style-name="gr18" draw:text-style-name="P1" draw:layer="layout" svg:x1="20.999cm" svg:y1="7cm" svg:x2="21.199cm" svg:y2="6.6cm">
          <text:p/>
        </draw:line>
        <draw:line draw:style-name="gr18" draw:text-style-name="P1" draw:layer="layout" svg:x1="24.199cm" svg:y1="7.9cm" svg:x2="24.599cm" svg:y2="7.6cm">
          <text:p/>
        </draw:line>
        <draw:line draw:style-name="gr18" draw:text-style-name="P1" draw:layer="layout" svg:x1="23.699cm" svg:y1="10.5cm" svg:x2="23.999cm" svg:y2="10.4cm">
          <text:p/>
        </draw:line>
        <draw:line draw:style-name="gr18" draw:text-style-name="P1" draw:layer="layout" svg:x1="23.599cm" svg:y1="14.6cm" svg:x2="23.899cm" svg:y2="14.3cm">
          <text:p/>
        </draw:line>
        <draw:line draw:style-name="gr18" draw:text-style-name="P1" draw:layer="layout" svg:x1="27.899cm" svg:y1="12.2cm" svg:x2="28.099cm" svg:y2="12.8cm">
          <text:p/>
        </draw:line>
        <draw:line draw:style-name="gr18" draw:text-style-name="P1" draw:layer="layout" svg:x1="27.899cm" svg:y1="15.6cm" svg:x2="28.099cm" svg:y2="16cm">
          <text:p/>
        </draw:line>
        <draw:line draw:style-name="gr18" draw:text-style-name="P1" draw:layer="layout" svg:x1="27.599cm" svg:y1="17.9cm" svg:x2="27.899cm" svg:y2="18cm">
          <text:p/>
        </draw:line>
        <draw:custom-shape draw:style-name="gr17" draw:text-style-name="P1" draw:layer="layout" svg:width="0.7cm" svg:height="0.7cm" svg:x="20.099cm" svg:y="18.2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0.699cm" svg:y="19.1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1.499cm" svg:y1="18.5cm" svg:x2="21.199cm" svg:y2="19.1cm">
          <text:p/>
        </draw:line>
        <draw:line draw:style-name="gr18" draw:text-style-name="P1" draw:layer="layout" svg:x1="20.099cm" svg:y1="18.4cm" svg:x2="19.299cm" svg:y2="18.6cm">
          <text:p/>
        </draw:line>
        <draw:line draw:style-name="gr18" draw:text-style-name="P1" draw:layer="layout" svg:x1="14.199cm" svg:y1="16.1cm" svg:x2="14.699cm" svg:y2="16cm">
          <text:p/>
        </draw:line>
        <draw:line draw:style-name="gr18" draw:text-style-name="P1" draw:layer="layout" svg:x1="27.599cm" svg:y1="8.8cm" svg:x2="27.999cm" svg:y2="9.3cm">
          <text:p/>
        </draw:line>
        <draw:custom-shape draw:style-name="gr17" draw:text-style-name="P1" draw:layer="layout" svg:width="0.7cm" svg:height="0.7cm" svg:x="27.399cm" svg:y="4.9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8.399cm" svg:y1="5.7cm" svg:x2="28.099cm" svg:y2="5.4cm">
          <text:p/>
        </draw:line>
        <draw:custom-shape draw:style-name="gr17" draw:text-style-name="P1" draw:layer="layout" svg:width="0.7cm" svg:height="0.7cm" svg:x="26.399cm" svg:y="2.6cm">
          <text:p text:style-name="P1">4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cm" svg:height="0.7cm" svg:x="27.599cm" svg:y="2.6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6.899cm" svg:y1="2.6cm" svg:x2="27.199cm" svg:y2="2.5cm">
          <text:p/>
        </draw:line>
        <draw:line draw:style-name="gr18" draw:text-style-name="P1" draw:layer="layout" svg:x1="28.199cm" svg:y1="2.7cm" svg:x2="28.499cm" svg:y2="2.5cm">
          <text:p/>
        </draw:line>
        <draw:line draw:style-name="gr18" draw:text-style-name="P1" draw:layer="layout" svg:x1="23.199cm" svg:y1="2.9cm" svg:x2="22.09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8-26T20:04:17.49</dc:date>
    <meta:editing-duration>PT19H52M2S</meta:editing-duration>
    <meta:editing-cycles>6</meta:editing-cycles>
    <meta:generator>OpenOffice/4.1.3$Win32 OpenOffice.org_project/413m1$Build-9783</meta:generator>
    <meta:print-date>2020-07-09T19:09:14.57</meta:print-date>
    <meta:document-statistic meta:object-count="314"/>
  </office:meta>
</office:document-meta>
</file>